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3e0261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2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464d1e" fo:background-color="transparent" style:font-size-asian="12pt" style:font-size-complex="12pt"/>
    </style:style>
    <style:style style:name="P16" style:family="paragraph" style:parent-style-name="Standard">
      <style:text-properties officeooo:paragraph-rsid="00464d1e"/>
    </style:style>
    <style:style style:name="P17" style:family="paragraph" style:parent-style-name="Standard" style:list-style-name="L2">
      <style:text-properties officeooo:paragraph-rsid="00711ac5"/>
    </style:style>
    <style:style style:name="P18" style:family="paragraph" style:parent-style-name="Preformatted_20_Text">
      <style:text-properties officeooo:paragraph-rsid="00464d1e"/>
    </style:style>
    <style:style style:name="P19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6e15e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2468" style:font-weight-asian="normal" style:font-weight-complex="normal"/>
    </style:style>
    <style:style style:name="T7" style:family="text">
      <style:text-properties fo:font-weight="normal" officeooo:rsid="001a2d3b" style:font-weight-asian="normal" style:font-weight-complex="normal"/>
    </style:style>
    <style:style style:name="T8" style:family="text">
      <style:text-properties fo:font-weight="normal" officeooo:rsid="00332686" style:font-weight-asian="normal" style:font-weight-complex="normal"/>
    </style:style>
    <style:style style:name="T9" style:family="text">
      <style:text-properties fo:font-weight="normal" officeooo:rsid="0036bb49" style:font-weight-asian="normal" style:font-weight-complex="normal"/>
    </style:style>
    <style:style style:name="T10" style:family="text">
      <style:text-properties fo:font-weight="normal" officeooo:rsid="006c781f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6c781f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408b5b"/>
    </style:style>
    <style:style style:name="T18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19" style:family="text">
      <style:text-properties fo:language="ru" fo:country="RU" officeooo:rsid="000b27cb"/>
    </style:style>
    <style:style style:name="T20" style:family="text">
      <style:text-properties fo:language="ru" fo:country="RU" officeooo:rsid="00408b5b"/>
    </style:style>
    <style:style style:name="T21" style:family="text">
      <style:text-properties fo:language="ru" fo:country="RU" style:text-underline-style="solid" style:text-underline-width="auto" style:text-underline-color="font-color" officeooo:rsid="00408b5b"/>
    </style:style>
    <style:style style:name="T22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3" style:family="text">
      <style:text-properties fo:language="ru" fo:country="RU" officeooo:rsid="005c4418"/>
    </style:style>
    <style:style style:name="T24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en" fo:country="US" fo:font-weight="normal" officeooo:rsid="001a2d3b" style:font-weight-asian="normal" style:font-weight-complex="normal"/>
    </style:style>
    <style:style style:name="T26" style:family="text">
      <style:text-properties fo:language="en" fo:country="US" fo:font-weight="normal" officeooo:rsid="00332686" style:font-weight-asian="normal" style:font-weight-complex="normal"/>
    </style:style>
    <style:style style:name="T27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28" style:family="text">
      <style:text-properties fo:language="en" fo:country="US" style:text-underline-style="solid" style:text-underline-width="auto" style:text-underline-color="font-color" officeooo:rsid="00408b5b"/>
    </style:style>
    <style:style style:name="T29" style:family="text">
      <style:text-properties officeooo:rsid="00408b5b"/>
    </style:style>
    <style:style style:name="T30" style:family="text">
      <style:text-properties officeooo:rsid="0048b790"/>
    </style:style>
    <style:style style:name="T31" style:family="text">
      <style:text-properties officeooo:rsid="00535b51"/>
    </style:style>
    <style:style style:name="T32" style:family="text">
      <style:text-properties fo:font-style="italic" officeooo:rsid="00535b51" style:font-style-asian="italic" style:font-style-complex="italic"/>
    </style:style>
    <style:style style:name="T33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4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35" style:family="text">
      <style:text-properties fo:font-variant="normal" fo:text-transform="none" fo:color="#333333" style:font-name="Consolas" fo:font-size="12pt" fo:letter-spacing="normal" fo:language="ru" fo:country="RU" fo:font-style="normal" fo:font-weight="normal" officeooo:rsid="000b27cb" fo:background-color="#f5f2f0" loext:char-shading-value="0" style:font-size-asian="12pt" style:font-size-complex="12pt" loext:padding="0in" loext:border="none"/>
    </style:style>
    <style:style style:name="T36" style:family="text">
      <style:text-properties fo:font-variant="normal" fo:text-transform="none" fo:color="#333333" style:font-name="Consolas" fo:font-size="12pt" fo:letter-spacing="normal" fo:language="ru" fo:country="RU" fo:font-style="normal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37" style:family="text">
      <style:text-properties fo:font-variant="normal" fo:text-transform="none" fo:color="#333333" style:font-name="Consolas" fo:font-size="12pt" fo:letter-spacing="normal" fo:language="ru" fo:country="RU" fo:font-style="normal" fo:font-weight="bold" officeooo:rsid="000b27cb" fo:background-color="#f5f2f0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Consolas" fo:font-size="12pt" fo:letter-spacing="normal" fo:language="ru" fo:country="RU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39" style:family="text">
      <style:text-properties fo:font-variant="normal" fo:text-transform="none" fo:color="#333333" style:font-name="Consolas" fo:letter-spacing="normal" fo:font-style="normal" fo:font-weight="normal" fo:background-color="#f5f2f0" loext:char-shading-value="0" loext:padding="0in" loext:border="none"/>
    </style:style>
    <style:style style:name="T40" style:family="text">
      <style:text-properties fo:font-variant="normal" fo:text-transform="none" fo:color="#333333" style:font-name="Consolas" fo:letter-spacing="normal" fo:font-style="normal" fo:font-weight="normal" fo:background-color="#f5f2f0" loext:char-shading-value="0" style:font-weight-asian="normal" style:font-weight-complex="normal" loext:padding="0in" loext:border="none"/>
    </style:style>
    <style:style style:name="T41" style:family="text">
      <style:text-properties fo:font-variant="normal" fo:text-transform="none" fo:color="#333333" style:font-name="Consolas" fo:letter-spacing="normal" fo:font-style="normal" fo:font-weight="bold" fo:background-color="#f5f2f0" loext:char-shading-value="0" style:font-weight-asian="bold" style:font-weight-complex="bold" loext:padding="0in" loext:border="none"/>
    </style:style>
    <style:style style:name="T42" style:family="text">
      <style:text-properties fo:font-variant="normal" fo:text-transform="none" fo:color="#333333" style:font-name="Consolas" fo:letter-spacing="normal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43" style:family="text">
      <style:text-properties fo:font-variant="normal" fo:text-transform="none" fo:color="#333333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333333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333333" fo:font-size="12pt" fo:letter-spacing="normal" fo:language="ru" fo:country="RU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4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333333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51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52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53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54" style:family="text">
      <style:text-properties fo:font-variant="normal" fo:text-transform="none" fo:color="#333333" style:font-name="Liberation Serif" fo:letter-spacing="normal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55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56" style:family="text">
      <style:text-properties fo:font-variant="normal" fo:text-transform="none" fo:color="#333333" style:font-name="BlinkMacSystemFont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333333" style:font-name="BlinkMacSystemFont" fo:letter-spacing="normal" fo:font-style="normal" fo:font-weight="normal"/>
    </style:style>
    <style:style style:name="T58" style:family="text">
      <style:text-properties fo:font-variant="normal" fo:text-transform="none" fo:color="#333333" style:font-name="BlinkMacSystemFont" fo:letter-spacing="normal" fo:font-style="normal" fo:font-weight="normal" officeooo:rsid="00711ac5"/>
    </style:style>
    <style:style style:name="T59" style:family="text">
      <style:text-properties fo:font-variant="normal" fo:text-transform="none" fo:color="#333333" fo:letter-spacing="normal" fo:font-style="normal" fo:font-weight="normal"/>
    </style:style>
    <style:style style:name="T60" style:family="text">
      <style:text-properties fo:font-variant="normal" fo:text-transform="none" fo:color="#333333" fo:letter-spacing="normal" fo:font-style="normal" fo:font-weight="normal" officeooo:rsid="00590f69"/>
    </style:style>
    <style:style style:name="T61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62" style:family="text">
      <style:text-properties fo:font-variant="normal" fo:text-transform="none" fo:color="#333333" fo:letter-spacing="normal" fo:font-style="normal" fo:font-weight="normal" officeooo:rsid="00711ac5"/>
    </style:style>
    <style:style style:name="T63" style:family="text">
      <style:text-properties fo:font-variant="normal" fo:text-transform="none" fo:color="#333333" fo:letter-spacing="normal" fo:font-style="normal" fo:font-weight="normal" fo:background-color="#f5f2f0" loext:char-shading-value="0" loext:padding="0in" loext:border="none"/>
    </style:style>
    <style:style style:name="T64" style:family="text">
      <style:text-properties fo:font-variant="normal" fo:text-transform="none" fo:color="#333333" fo:letter-spacing="normal" fo:font-style="normal" fo:font-weight="normal" officeooo:rsid="007ec866"/>
    </style:style>
    <style:style style:name="T65" style:family="text">
      <style:text-properties fo:font-variant="normal" fo:text-transform="none" fo:color="#333333" fo:letter-spacing="normal" fo:font-style="normal" fo:font-weight="normal" officeooo:rsid="007f2568"/>
    </style:style>
    <style:style style:name="T6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67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68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9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0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1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2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3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708090" fo:letter-spacing="normal" fo:font-style="normal" fo:font-weight="normal" fo:background-color="transparent" loext:char-shading-value="0" loext:padding="0in" loext:border="none"/>
    </style:style>
    <style:style style:name="T76" style:family="text">
      <style:text-properties fo:font-variant="normal" fo:text-transform="none" fo:color="#708090" fo:letter-spacing="normal" fo:language="en" fo:country="US" fo:font-style="normal" fo:font-weight="normal" fo:background-color="transparent" loext:char-shading-value="0" loext:padding="0in" loext:border="none"/>
    </style:style>
    <style:style style:name="T77" style:family="text">
      <style:text-properties fo:font-variant="normal" fo:text-transform="none" fo:color="#6699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8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9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80" style:family="text">
      <style:text-properties officeooo:rsid="006e15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. <text:span text:style-name="T1">Замыкание:</text:span></text:p>
      <text:p text:style-name="P2"><text:span text:style-name="T5"><text:tab/>→ </text:span><text:span text:style-name="T11">инкапсуляция</text:span><text:span text:style-name="T5"> (так-как в js нету модификаторов доступа)</text:span></text:p>
      <text:p text:style-name="P2"><text:span text:style-name="T5"><text:tab/>→ </text:span><text:span text:style-name="T6">часть </text:span><text:span text:style-name="T13">функционального программирования</text:span></text:p>
      <text:p text:style-name="P2"><text:span text:style-name="T5"><text:tab/>→ </text:span><text:span text:style-name="T7">(до </text:span><text:span text:style-name="T25">let</text:span><text:span text:style-name="T7">, const можно было обеспечить </text:span><text:span text:style-name="T27">block</text:span><text:span text:style-name="T12"> </text:span><text:span text:style-name="T27">scope</text:span><text:span text:style-name="T7">) </text:span><text:span text:style-name="T12">изолирование приватных переменных</text:span></text:p>
      <text:p text:style-name="P2"><text:span text:style-name="T5"><text:tab/><text:tab/>→ </text:span><text:span text:style-name="T8">за счет инкапсуляции тяжелых объектов в внутри </text:span><text:span text:style-name="T26">block</text:span><text:span text:style-name="T8"> </text:span><text:span text:style-name="T26">scope</text:span><text:span text:style-name="T8"> — можно выиграть в <text:tab/><text:tab/><text:tab/></text:span><text:span text:style-name="T14">утилизации памяти</text:span></text:p>
      <text:p text:style-name="P3"><text:span text:style-name="T5"><text:tab/>→ </text:span><text:span text:style-name="T9">лучшая </text:span><text:span text:style-name="T15">организация кода</text:span><text:span text:style-name="T9"> за счет вынесения логики во внутрь функции</text:span></text:p>
      <text:p text:style-name="P3"><text:span text:style-name="T9">---------------------------------------------------------------------------------------------------------------------------------------</text:span></text:p>
      <text:p text:style-name="P12">#. <text:span text:style-name="T29">Типы данных (typeof):</text:span></text:p>
      <text:list xml:id="list2737210146" text:style-name="L1">
        <text:list-item>
          <text:p text:style-name="P13"><text:span text:style-name="T22">Примитивные типы</text:span><text:span text:style-name="T24">:</text:span></text:p>
        </text:list-item>
      </text:list>
      <text:p text:style-name="P4"><text:tab/><text:span text:style-name="T29">1. «</text:span><text:span text:style-name="T28">number</text:span><text:span text:style-name="T29">» </text:span>→<text:span text:style-name="T29"> целые и дробные числа</text:span></text:p>
      <text:p text:style-name="P4"><text:tab/><text:tab/><text:span text:style-name="T30">Спец.числовые значения:</text:span></text:p>
      <text:p text:style-name="P4"><text:span text:style-name="T29"><text:tab/><text:tab/><text:tab/>&gt; «Infinity» — бесконечность = 1/0</text:span></text:p>
      <text:p text:style-name="P4"><text:span text:style-name="T29"><text:tab/><text:tab/><text:tab/>&gt; «NaN» — not-a-number (ошибка вычислений) = «...some string...» * 2</text:span></text:p>
      <text:p text:style-name="P4"><text:tab/><text:span text:style-name="T29">2. «</text:span><text:span text:style-name="T17">bigint</text:span><text:span text:style-name="T29">» </text:span>→<text:span text:style-name="T31">(используется в </text:span><text:span text:style-name="T32">криптографии</text:span><text:span text:style-name="T31"> или при использовании </text:span><text:span text:style-name="T32">timestamp с микросекундами</text:span><text:span text:style-name="T31">, <text:tab/><text:tab/><text:tab/>когда нужны действительно большие числа) больше 16 цифр.</text:span></text:p>
      <text:p text:style-name="P1"><text:span text:style-name="T79"><text:tab/><text:tab/><text:tab/></text:span><text:span text:style-name="Source_20_Text"><text:span text:style-name="T33">const</text:span></text:span><text:span text:style-name="Source_20_Text"><text:span text:style-name="T46"> bigInt </text:span></text:span><text:span text:style-name="Source_20_Text"><text:span text:style-name="T68">=</text:span></text:span><text:span text:style-name="Source_20_Text"><text:span text:style-name="T46"> </text:span></text:span><text:span text:style-name="Source_20_Text"><text:span text:style-name="T70">1234567890123456789012345678901234567890n</text:span></text:span><text:span text:style-name="Source_20_Text"><text:span text:style-name="T71">;</text:span></text:span></text:p>
      <text:p text:style-name="P14"><text:span text:style-name="T19"><text:tab/></text:span><text:span text:style-name="T23">3</text:span><text:span text:style-name="T20">. «</text:span><text:span text:style-name="T21">string</text:span><text:span text:style-name="T20">» </text:span><text:span text:style-name="T19">→</text:span></text:p>
      <text:p text:style-name="P5"><text:tab/><text:span text:style-name="T29">4. «boolean» </text:span>→</text:p>
      <text:p text:style-name="P14"><text:span text:style-name="T19"><text:tab/></text:span><text:span text:style-name="T23">5</text:span><text:span text:style-name="T20">. «</text:span><text:span text:style-name="T21">null</text:span><text:span text:style-name="T20">» </text:span><text:span text:style-name="T19">→ </text:span><text:span text:style-name="T59">«ничего» или «значение неизвестно».</text:span></text:p>
      <text:p text:style-name="P14"><text:span text:style-name="T60"><text:tab/><text:tab/><text:tab/>* Н</text:span><text:span text:style-name="T59">е является «ссылкой на несуществующий объект» или «нулевым указателем»</text:span><text:span text:style-name="T60">.</text:span></text:p>
      <text:p text:style-name="P14"><text:span text:style-name="T19"><text:tab/></text:span><text:span text:style-name="T20">6. «undefined» </text:span><text:span text:style-name="T19">→</text:span><text:span text:style-name="T59">«значение не присвоено»</text:span></text:p>
      <text:p text:style-name="P15"><text:span text:style-name="T19"><text:tab/></text:span><text:span text:style-name="T20">7. «symbol» </text:span><text:span text:style-name="T19">→</text:span><text:span text:style-name="T67">Символы гарантированно уникальны. Даже если мы создадим множество символов <text:tab/><text:tab/><text:tab/>с одинаковым описанием</text:span></text:p>
      <text:p text:style-name="P16"><text:span text:style-name="T47"><text:tab/><text:tab/><text:tab/>* Создаются новые символы с помощью функции </text:span><text:span text:style-name="Source_20_Text"><text:span text:style-name="T46">Symbol()</text:span></text:span></text:p>
      <text:p text:style-name="P18"><text:span text:style-name="Source_20_Text"><text:span text:style-name="T76"><text:tab/><text:tab/><text:tab/><text:tab/></text:span></text:span><text:span text:style-name="Source_20_Text"><text:span text:style-name="T73">// Создаём новый символ — </text:span></text:span><text:span text:style-name="Source_20_Text"><text:span text:style-name="T74">id</text:span></text:span></text:p>
      <text:p text:style-name="P19"><text:span text:style-name="Source_20_Text"><text:span text:style-name="T34"><text:tab/><text:tab/><text:tab/><text:tab/>let</text:span></text:span><text:span text:style-name="Source_20_Text"><text:span text:style-name="T52"> id </text:span></text:span><text:span text:style-name="Source_20_Text"><text:span text:style-name="T69">=</text:span></text:span><text:span text:style-name="Source_20_Text"><text:span text:style-name="T52"> Symbol</text:span></text:span><text:span text:style-name="Source_20_Text"><text:span text:style-name="T72">();</text:span></text:span></text:p>
      <text:p text:style-name="P18"><text:span text:style-name="Source_20_Text"><text:span text:style-name="T73"><text:tab/><text:tab/><text:tab/><text:tab/></text:span></text:span><text:span text:style-name="Source_20_Text"><text:span text:style-name="T73">// Создаём символ </text:span></text:span><text:span text:style-name="Source_20_Text"><text:span text:style-name="T74">id</text:span></text:span><text:span text:style-name="Source_20_Text"><text:span text:style-name="T73"> с описанием (именем) "</text:span></text:span><text:span text:style-name="Source_20_Text"><text:span text:style-name="T74">id</text:span></text:span><text:span text:style-name="Source_20_Text"><text:span text:style-name="T73">"</text:span></text:span></text:p>
      <text:p text:style-name="P19"><text:span text:style-name="Source_20_Text"><text:span text:style-name="T34"><text:tab/><text:tab/><text:tab/><text:tab/>let</text:span></text:span><text:span text:style-name="Source_20_Text"><text:span text:style-name="T52"> id </text:span></text:span><text:span text:style-name="Source_20_Text"><text:span text:style-name="T69">=</text:span></text:span><text:span text:style-name="Source_20_Text"><text:span text:style-name="T52"> Symbol</text:span></text:span><text:span text:style-name="Source_20_Text"><text:span text:style-name="T72">(</text:span></text:span><text:span text:style-name="Source_20_Text"><text:span text:style-name="T78">"id"</text:span></text:span><text:span text:style-name="Source_20_Text"><text:span text:style-name="T72">);</text:span></text:span></text:p>
      <text:list xml:id="list55917373805227" text:continue-numbering="true" text:style-name="L1">
        <text:list-item>
          <text:p text:style-name="P6"><text:span text:style-name="T18">Объекты</text:span><text:span text:style-name="T2">:</text:span></text:p>
        </text:list-item>
      </text:list>
      <text:p text:style-name="P7"><text:span text:style-name="T29"><text:tab/>8. «object» </text:span>→</text:p>
      <text:p text:style-name="P8"><text:span text:style-name="T9"/></text:p>
      <text:p text:style-name="P8"><text:span text:style-name="T9"><text:tab/>* </text:span><text:span text:style-name="T10">все значения в JS за исключением </text:span><text:span text:style-name="T16">null</text:span><text:span text:style-name="T10"> и </text:span><text:span text:style-name="T16">undefined</text:span><text:span text:style-name="T10">, содержат набор вспомогательных функций и <text:tab/>значений, доступных «</text:span><text:span text:style-name="T3">через точку</text:span><text:span text:style-name="T10">»</text:span></text:p>
      <text:p text:style-name="P8"><text:span text:style-name="T9">---------------------------------------------------------------------------------------------------------------------------------------</text:span></text:p>
      <text:p text:style-name="P8">#. <text:span text:style-name="T4">Promise</text:span><text:span text:style-name="T80"> — предоставляют удобный способ организации асинхронного кода.</text:span></text:p>
      <text:p text:style-name="P10"><text:span text:style-name="T64"><text:tab/><text:tab/></text:span><text:span text:style-name="T65">Специальный</text:span><text:span text:style-name="T59"> объект, который содержит своё состояние</text:span><text:span text:style-name="T62">:</text:span></text:p>
      <text:p text:style-name="P10"><text:span text:style-name="T59"><text:tab/><text:tab/><text:tab/>→</text:span><text:span text:style-name="T62"> в</text:span><text:span text:style-name="T59">начале </text:span><text:span text:style-name="Source_20_Text"><text:span text:style-name="T55">pending</text:span></text:span><text:span text:style-name="Source_20_Text"><text:span text:style-name="T53"> </text:span></text:span><text:span text:style-name="T59">(«ожидание»)</text:span></text:p>
      <text:p text:style-name="P10"><text:span text:style-name="T59"><text:tab/><text:tab/><text:tab/>→</text:span><text:span text:style-name="T62"> </text:span><text:span text:style-name="T59">затем – одно из:</text:span></text:p>
      <text:list xml:id="list847490493" text:style-name="L2">
        <text:list-item>
          <text:p text:style-name="P17"><text:span text:style-name="Source_20_Text"><text:span text:style-name="T51">fulfilled</text:span></text:span><text:span text:style-name="Source_20_Text"><text:span text:style-name="T48"> </text:span></text:span><text:span text:style-name="T49">(«выполнено успешно»)</text:span></text:p>
        </text:list-item>
        <text:list-item>
          <text:p text:style-name="P17"><text:span text:style-name="Source_20_Text"><text:span text:style-name="T51">rejected</text:span></text:span><text:span text:style-name="Source_20_Text"><text:span text:style-name="T48"> </text:span></text:span><text:span text:style-name="T49">(«выполнено с ошибкой»).</text:span></text:p>
        </text:list-item>
      </text:list>
      <text:p text:style-name="P11"><text:span text:style-name="T9"/></text:p>
      <text:p text:style-name="P11"><text:span text:style-name="T9">---------------------------------------------------------------------------------------------------------------------------------------</text:span></text:p>
      <text:p text:style-name="P2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<text:soft-page-break/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oft-page-break/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<text:soft-page-break/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>#. </text:p>
      <text:p text:style-name="P11"><text:span text:style-name="T9">---------------------------------------------------------------------------------------------------------------------------------------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5-14T03:06:33.875779001</dc:date>
    <meta:editing-duration>PT6H34M20S</meta:editing-duration>
    <meta:editing-cycles>81</meta:editing-cycles>
    <meta:generator>LibreOffice/6.0.7.3$Linux_X86_64 LibreOffice_project/00m0$Build-3</meta:generator>
    <meta:document-statistic meta:table-count="0" meta:image-count="0" meta:object-count="0" meta:page-count="4" meta:paragraph-count="163" meta:word-count="361" meta:character-count="10781" meta:non-whitespace-character-count="10452"/>
  </office:meta>
</office:document-meta>
</file>